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3602CD46A58309A44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5cm" draw:marker-end-width="0.5cm" draw:fill="none" draw:fill-color="#ff3333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_32__20_Dots_20_1_20_Dash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7" style:family="paragraph">
      <style:text-properties fo:color="#ff3333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3333" style:font-name="Liberation Sans1" fo:font-weight="bold" style:font-name-asian="Liberation Sans1" style:font-weight-asian="bold" style:font-name-complex="Liberation Sans1" style:font-weight-complex="bold"/>
    </style:style>
    <style:style style:name="T2" style:family="text">
      <style:text-properties fo:color="#ff3333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3.522cm" svg:x="0cm" svg:y="0.078cm">
          <draw:image xlink:href="Pictures/10000000000002CB000003602CD46A58309A4427.jpg" xlink:type="simple" xlink:show="embed" xlink:actuate="onLoad">
            <text:p/>
          </draw:image>
        </draw:frame>
        <draw:custom-shape draw:style-name="gr2" draw:text-style-name="P2" draw:layer="layout" svg:width="29.2cm" svg:height="4.2cm" svg:x="-1.2cm" svg:y="2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cm" svg:y1="14.4cm" svg:x2="4.6cm" svg:y2="11.8cm">
          <text:p/>
        </draw:line>
        <draw:line draw:style-name="gr4" draw:text-style-name="P4" draw:layer="layout" svg:x1="10.5cm" svg:y1="14.3cm" svg:x2="10.5cm" svg:y2="17.8cm">
          <text:p/>
        </draw:line>
        <draw:line draw:style-name="gr4" draw:text-style-name="P4" draw:layer="layout" svg:x1="4.5cm" svg:y1="11.8cm" svg:x2="4.5cm" svg:y2="15.3cm">
          <text:p/>
        </draw:line>
        <draw:frame draw:style-name="gr5" draw:text-style-name="P6" draw:layer="layout" svg:width="0.891cm" svg:height="0.962cm" svg:x="4cm" svg:y="15.238cm">
          <draw:text-box>
            <text:p text:style-name="P5"><text:span text:style-name="T1">β</text:span></text:p>
          </draw:text-box>
        </draw:frame>
        <draw:frame draw:style-name="gr5" draw:text-style-name="P8" draw:layer="layout" svg:width="0.891cm" svg:height="0.962cm" svg:x="10.13cm" svg:y="17.8cm">
          <draw:text-box>
            <text:p text:style-name="P7"><text:span text:style-name="T2">α</text:span></text:p>
          </draw:text-box>
        </draw:frame>
        <draw:frame draw:style-name="gr5" draw:text-style-name="P6" draw:layer="layout" svg:width="1.162cm" svg:height="1.114cm" svg:x="10.638cm" svg:y="14.6cm">
          <draw:text-box>
            <text:p text:style-name="P9"><text:span text:style-name="T3">K</text:span><text:span text:style-name="T4">1</text:span></text:p>
          </draw:text-box>
        </draw:frame>
        <draw:frame draw:style-name="gr5" draw:text-style-name="P6" draw:layer="layout" svg:width="1.162cm" svg:height="1.114cm" svg:x="4cm" svg:y="10.6cm">
          <draw:text-box>
            <text:p text:style-name="P9"><text:span text:style-name="T3">K</text:span><text:span text:style-name="T4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8T07:19:41.492980945</dc:date>
    <meta:editing-duration>PT10M19S</meta:editing-duration>
    <meta:editing-cycles>3</meta:editing-cycles>
    <meta:generator>LibreOffice/5.1.4.2$Linux_X86_64 LibreOffice_project/10m0$Build-2</meta:generator>
    <meta:document-statistic meta:object-count="32"/>
  </office:meta>
</office:document-meta>
</file>